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7.993cm" fo:margin-top="0cm" fo:margin-bottom="0cm" table:align="center" style:writing-mode="lr-tb"/>
    </style:style>
    <style:style style:name="Tabla1.A" style:family="table-column">
      <style:table-column-properties style:column-width="2.503cm"/>
    </style:style>
    <style:style style:name="Tabla1.B" style:family="table-column">
      <style:table-column-properties style:column-width="1.238cm"/>
    </style:style>
    <style:style style:name="Tabla1.C" style:family="table-column">
      <style:table-column-properties style:column-width="3.249cm"/>
    </style:style>
    <style:style style:name="Tabla1.D" style:family="table-column">
      <style:table-column-properties style:column-width="1.783cm"/>
    </style:style>
    <style:style style:name="Tabla1.E" style:family="table-column">
      <style:table-column-properties style:column-width="0.718cm"/>
    </style:style>
    <style:style style:name="Tabla1.F" style:family="table-column">
      <style:table-column-properties style:column-width="2.748cm"/>
    </style:style>
    <style:style style:name="Tabla1.G" style:family="table-column">
      <style:table-column-properties style:column-width="2.75cm"/>
    </style:style>
    <style:style style:name="Tabla1.1" style:family="table-row">
      <style:table-row-properties style:keep-together="true" fo:keep-together="auto"/>
    </style:style>
    <style:style style:name="Tabla1.A1" style:family="table-cell">
      <style:table-cell-properties style:vertical-align="middle" fo:background-color="#17365d" fo:padding-left="0.101cm" fo:padding-right="0.101cm" fo:padding-top="0cm" fo:padding-bottom="0cm" fo:border="0.018cm solid #00000a">
        <style:background-image/>
      </style:table-cell-properties>
    </style:style>
    <style:style style:name="Tabla1.A2" style:family="table-cell">
      <style:table-cell-properties style:vertical-align="middle" fo:background-color="#000000" fo:padding-left="0.101cm" fo:padding-right="0.101cm" fo:padding-top="0cm" fo:padding-bottom="0cm" fo:border="0.018cm solid #00000a">
        <style:background-image/>
      </style:table-cell-properties>
    </style:style>
    <style:style style:name="Tabla1.A3" style:family="table-cell">
      <style:table-cell-properties style:vertical-align="middle" fo:background-color="#c6d9f3" fo:padding-left="0.101cm" fo:padding-right="0.101cm" fo:padding-top="0cm" fo:padding-bottom="0cm" fo:border="0.018cm solid #00000a">
        <style:background-image/>
      </style:table-cell-properties>
    </style:style>
    <style:style style:name="Tabla1.A4" style:family="table-cell">
      <style:table-cell-properties style:vertical-align="middle" fo:background-color="#ffffff" fo:padding-left="0.101cm" fo:padding-right="0.101cm" fo:padding-top="0cm" fo:padding-bottom="0cm" fo:border="0.018cm solid #00000a">
        <style:background-image/>
      </style:table-cell-properties>
    </style:style>
    <style:style style:name="P1" style:family="paragraph" style:parent-style-name="Standard">
      <style:paragraph-properties fo:line-height="100%"/>
    </style:style>
    <style:style style:name="P2" style:family="paragraph" style:parent-style-name="Standard">
      <style:text-properties style:font-name-complex="Arial3" style:font-size-complex="12pt"/>
    </style:style>
    <style:style style:name="P3" style:family="paragraph" style:parent-style-name="Standard">
      <style:paragraph-properties fo:line-height="100%"/>
      <style:text-properties style:font-name-complex="Arial3" style:font-size-complex="12pt"/>
    </style:style>
    <style:style style:name="P4" style:family="paragraph" style:parent-style-name="Standard">
      <style:text-properties fo:font-weight="bold" style:font-weight-asian="bold" style:font-name-complex="Arial3" style:font-size-complex="12pt" style:font-weight-complex="bold"/>
    </style:style>
    <style:style style:name="P5" style:family="paragraph" style:parent-style-name="Standard">
      <style:paragraph-properties fo:margin-top="0cm" fo:margin-bottom="0cm" fo:line-height="100%"/>
      <style:text-properties style:font-name="Calibri" style:font-name-asian="Times New Roman"/>
    </style:style>
    <style:style style:name="P6" style:family="paragraph" style:parent-style-name="Standard">
      <style:paragraph-properties fo:margin-top="0cm" fo:margin-bottom="0cm" fo:line-height="100%" fo:text-align="center" style:justify-single-word="false"/>
      <style:text-properties style:font-name="Calibri" style:font-name-asian="Times New Roman"/>
    </style:style>
    <style:style style:name="P7" style:family="paragraph" style:parent-style-name="Standard">
      <style:paragraph-properties fo:margin-top="0cm" fo:margin-bottom="0cm" fo:line-height="100%"/>
      <style:text-properties style:font-name="Calibri" fo:font-size="10pt" style:font-name-asian="Times New Roman" style:font-size-asian="10pt" style:font-name-complex="Times New Roman" style:font-size-complex="10pt"/>
    </style:style>
    <style:style style:name="P8" style:family="paragraph" style:parent-style-name="Standard">
      <style:paragraph-properties fo:margin-top="0cm" fo:margin-bottom="0cm" fo:line-height="100%" fo:text-align="center" style:justify-single-word="false"/>
      <style:text-properties fo:color="#ffffff" style:font-name="Calibri" fo:font-size="10pt" fo:font-weight="bold" style:font-name-asian="Times New Roman" style:font-size-asian="10pt" style:font-weight-asian="bold" style:font-name-complex="Times New Roman" style:font-size-complex="10pt"/>
    </style:style>
    <style:style style:name="P9" style:family="paragraph" style:parent-style-name="Text_20_body">
      <style:paragraph-properties fo:margin-left="0.213cm" fo:margin-right="0cm" fo:text-indent="0cm" style:auto-text-indent="false"/>
      <style:text-properties style:font-name-complex="Arial3" style:font-size-complex="12pt"/>
    </style:style>
    <style:style style:name="P10" style:family="paragraph" style:parent-style-name="Heading_20_1">
      <style:paragraph-properties fo:text-align="center" style:justify-single-word="false"/>
    </style:style>
    <style:style style:name="P11" style:family="paragraph" style:parent-style-name="Heading_20_1" style:master-page-name="Standard">
      <style:paragraph-properties fo:text-align="center" style:justify-single-word="false" style:page-number="auto"/>
    </style:style>
    <style:style style:name="P12" style:family="paragraph" style:parent-style-name="Heading_20_2" style:list-style-name="WWNum18"/>
    <style:style style:name="P13" style:family="paragraph" style:parent-style-name="List_20_Paragraph" style:list-style-name="WWNum16">
      <style:paragraph-properties fo:margin-top="0cm" fo:margin-bottom="0cm"/>
    </style:style>
    <style:style style:name="P14" style:family="paragraph" style:parent-style-name="List_20_Paragraph">
      <style:paragraph-properties fo:margin-top="0cm" fo:margin-bottom="0cm"/>
      <style:text-properties style:font-name-complex="Arial3" style:font-size-complex="12pt"/>
    </style:style>
    <style:style style:name="P15" style:family="paragraph" style:parent-style-name="Default">
      <style:paragraph-properties fo:text-align="justify" style:justify-single-word="false"/>
    </style:style>
    <style:style style:name="P16" style:family="paragraph" style:parent-style-name="Default" style:list-style-name="WWNum15">
      <style:paragraph-properties fo:text-align="justify" style:justify-single-word="false"/>
    </style:style>
    <style:style style:name="P17" style:family="paragraph" style:parent-style-name="Default" style:list-style-name="WWNum5">
      <style:paragraph-properties fo:text-align="justify" style:justify-single-word="false"/>
    </style:style>
    <style:style style:name="P18" style:family="paragraph" style:parent-style-name="Default" style:list-style-name="WWNum7">
      <style:paragraph-properties fo:text-align="justify" style:justify-single-word="false"/>
    </style:style>
    <style:style style:name="P19" style:family="paragraph" style:parent-style-name="Default">
      <style:text-properties style:font-name="Arial1" style:font-name-complex="Arial3"/>
    </style:style>
    <style:style style:name="P20" style:family="paragraph" style:parent-style-name="Default">
      <style:paragraph-properties fo:text-align="justify" style:justify-single-word="false"/>
      <style:text-properties style:font-name="Arial1" style:font-name-complex="Arial3"/>
    </style:style>
    <style:style style:name="P21" style:family="paragraph" style:parent-style-name="Default">
      <style:paragraph-properties fo:text-align="center" style:justify-single-word="false"/>
      <style:text-properties style:font-name="Arial1" fo:font-weight="bold" style:font-weight-asian="bold" style:font-name-complex="Arial3" style:font-weight-complex="bold"/>
    </style:style>
    <style:style style:name="P22" style:family="paragraph" style:parent-style-name="Default">
      <style:paragraph-properties fo:text-align="justify" style:justify-single-word="false"/>
      <style:text-properties style:font-name="Arial1" fo:font-weight="bold" style:font-weight-asian="bold" style:font-name-complex="Arial3" style:font-weight-complex="bold"/>
    </style:style>
    <style:style style:name="P23" style:family="paragraph" style:parent-style-name="Default" style:list-style-name="WWNum15"/>
    <style:style style:name="P24" style:family="paragraph" style:parent-style-name="Default" style:list-style-name="WWNum14"/>
    <style:style style:name="P25" style:family="paragraph" style:parent-style-name="Default">
      <style:paragraph-properties fo:margin-left="1.27cm" fo:margin-right="0cm" fo:text-indent="0cm" style:auto-text-indent="false"/>
      <style:text-properties style:font-name="Arial1" style:font-name-complex="Arial3"/>
    </style:style>
    <style:style style:name="P26" style:family="paragraph" style:parent-style-name="Default">
      <style:paragraph-properties fo:margin-left="2.54cm" fo:margin-right="0cm" fo:text-indent="0cm" style:auto-text-indent="false"/>
      <style:text-properties style:font-name="Arial1" style:font-name-complex="Arial3"/>
    </style:style>
    <style:style style:name="P27" style:family="paragraph" style:parent-style-name="Default">
      <style:paragraph-properties fo:margin-left="2.54cm" fo:margin-right="0cm" fo:text-align="justify" style:justify-single-word="false" fo:text-indent="0cm" style:auto-text-indent="false"/>
      <style:text-properties style:font-name="Arial1" style:font-name-complex="Arial3"/>
    </style:style>
    <style:style style:name="P28" style:family="paragraph" style:parent-style-name="Default" style:list-style-name="WWNum15">
      <style:paragraph-properties fo:margin-top="0cm" fo:margin-bottom="0.471cm" fo:text-align="justify" style:justify-single-word="false"/>
    </style:style>
    <style:style style:name="P29" style:family="paragraph" style:parent-style-name="Default" style:list-style-name="WWNum7">
      <style:paragraph-properties fo:margin-top="0cm" fo:margin-bottom="0.471cm" fo:text-align="justify" style:justify-single-word="false"/>
    </style:style>
    <style:style style:name="T1" style:family="text">
      <style:text-properties fo:font-variant="normal" fo:text-transform="none"/>
    </style:style>
    <style:style style:name="T2" style:family="text">
      <style:text-properties style:font-name-complex="Arial3" style:font-size-complex="12pt"/>
    </style:style>
    <style:style style:name="T3" style:family="text">
      <style:text-properties style:font-name="Arial1" style:font-name-complex="Arial3"/>
    </style:style>
    <style:style style:name="T4" style:family="text">
      <style:text-properties style:font-name="Arial1" fo:font-weight="bold" style:font-weight-asian="bold" style:font-name-complex="Arial3"/>
    </style:style>
    <style:style style:name="T5" style:family="text">
      <style:text-properties style:font-name="Arial1" fo:font-weight="bold" style:font-weight-asian="bold" style:font-name-complex="Arial3" style:font-weight-complex="bold"/>
    </style:style>
    <style:style style:name="T6" style:family="text">
      <style:text-properties style:font-name="Arial1" fo:font-style="italic" style:font-style-asian="italic" style:font-name-complex="Arial3" style:font-style-complex="italic"/>
    </style:style>
    <style:style style:name="T7" style:family="text">
      <style:text-properties style:font-name="Arial1" fo:font-style="italic" fo:font-weight="bold" style:font-style-asian="italic" style:font-weight-asian="bold" style:font-name-complex="Arial3" style:font-style-complex="italic" style:font-weight-complex="bold"/>
    </style:style>
    <style:style style:name="T8" style:family="text">
      <style:text-properties fo:color="#000000" style:font-name="Arial1" style:font-name-complex="Arial3"/>
    </style:style>
    <style:style style:name="T9" style:family="text">
      <style:text-properties fo:color="#0000ff" style:font-name="Arial1" style:font-name-complex="Arial3"/>
    </style:style>
    <style:style style:name="T10" style:family="text">
      <style:text-properties style:font-name="Cambria Math" style:font-name-complex="Cambria Math1" style:font-size-complex="12pt"/>
    </style:style>
    <style:style style:name="T11" style:family="text">
      <style:text-properties fo:font-size="10pt" style:font-size-asian="10pt" style:font-name-complex="Arial3" style:font-size-complex="10pt"/>
    </style:style>
    <style:style style:name="T12" style:family="text">
      <style:text-properties fo:font-size="10pt" fo:font-style="italic" style:font-size-asian="10pt" style:font-style-asian="italic" style:font-size-complex="8pt" style:font-style-complex="italic"/>
    </style:style>
    <style:style style:name="T13" style:family="text">
      <style:text-properties fo:font-size="10pt" fo:letter-spacing="-0.007cm" style:font-size-asian="10pt" style:font-name-complex="Arial3" style:font-size-complex="10pt"/>
    </style:style>
    <style:style style:name="T14" style:family="text">
      <style:text-properties fo:font-size="10pt" fo:letter-spacing="-0.005cm" style:font-size-asian="10pt" style:font-name-complex="Arial3" style:font-size-complex="10pt"/>
    </style:style>
    <style:style style:name="T15" style:family="text">
      <style:text-properties fo:font-size="10pt" fo:letter-spacing="-0.014cm" style:font-size-asian="10pt" style:font-name-complex="Arial3" style:font-size-complex="10pt"/>
    </style:style>
    <style:style style:name="T16" style:family="text">
      <style:text-properties fo:color="#ffffff" fo:font-size="10pt" fo:font-weight="bold" style:font-size-asian="10pt" style:font-weight-asian="bold" style:font-name-complex="Arial3" style:font-size-complex="10pt"/>
    </style:style>
    <style:style style:name="T17" style:family="text">
      <style:text-properties fo:color="#ff0000" fo:font-size="10pt" style:font-size-asian="10pt" style:font-name-complex="Arial3"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3358735155554018" text:style-name="Outline">
        <text:list-item>
          <text:h text:style-name="P11" text:outline-level="1"><text:span text:style-name="T1">PRÁCTICA 6 Y 7. NODEJS – MONGODB</text:span></text:h>
        </text:list-item>
      </text:list>
      <text:list xml:id="list5684718704036383904" text:style-name="WWNum18">
        <text:list-item>
          <text:h text:style-name="P12" text:outline-level="2">Objetivos</text:h>
        </text:list-item>
      </text:list>
      <text:list xml:id="list3261882528772822615" text:style-name="WWNum16">
        <text:list-item>
          <text:p text:style-name="P13"><text:span text:style-name="T2">Diseño y la manipulación de objetos </text:span></text:p>
        </text:list-item>
        <text:list-item>
          <text:p text:style-name="P13"><text:span text:style-name="T2">Diseño y manipulación de bases de datos </text:span></text:p>
        </text:list-item>
        <text:list-item>
          <text:p text:style-name="P13"><text:span text:style-name="T2">Detección y modelado de relaciones entre clases </text:span></text:p>
        </text:list-item>
        <text:list-item>
          <text:p text:style-name="P13"><text:span text:style-name="T2">Aplicación de todos los conocimientos sobre programación aprendidos hasta el momento.</text:span></text:p>
        </text:list-item>
        <text:list-item>
          <text:p text:style-name="P13"><text:span text:style-name="T2">Uso de modificadores de visibilidad</text:span></text:p>
        </text:list-item>
        <text:list-item>
          <text:p text:style-name="P13"><text:span text:style-name="T2">Uso de excepciones. </text:span></text:p>
        </text:list-item>
        <text:list-item>
          <text:p text:style-name="P13"><text:span text:style-name="T2">Uso de patrones de desarrollo.</text:span></text:p>
        </text:list-item>
      </text:list>
      <text:p text:style-name="P14"/>
      <text:p text:style-name="P15"><text:span text:style-name="T3">El </text:span><text:span text:style-name="T5">objetivo </text:span><text:span text:style-name="T3">de esta práctica es realizar una </text:span><text:span text:style-name="T5">pequeña aplicación con interfaz web estándar</text:span><text:span text:style-name="T3">, utilizando </text:span><text:span text:style-name="T5">una base de datos no estructurada</text:span><text:span text:style-name="T3">. Para la realización de esta práctica es necesaria la utilización de buenas prácticas de Ingeniería del Software, entre las que se encuentran: </text:span></text:p>
      <text:p text:style-name="P25"/>
      <text:list xml:id="list612905887090511338" text:style-name="WWNum15">
        <text:list-item>
          <text:p text:style-name="P23"><text:span text:style-name="T3">Uso de un sistema de hospedaje de proyectos: </text:span></text:p>
        </text:list-item>
      </text:list>
      <text:list xml:id="list1710149587247122114" text:style-name="WWNum14">
        <text:list-item>
          <text:list>
            <text:list-item>
              <text:p text:style-name="P24"><text:span text:style-name="T3">Github (</text:span><text:a xlink:type="simple" xlink:href="http://www.github.com" text:style-name="Internet_20_link" text:visited-style-name="Visited_20_Internet_20_Link"><text:span text:style-name="T3">http://www.github.com</text:span></text:a><text:span text:style-name="T3">) </text:span></text:p>
            </text:list-item>
            <text:list-item>
              <text:p text:style-name="P24"><text:span text:style-name="T3">Bitbucket (</text:span><text:a xlink:type="simple" xlink:href="http://bitbucket.org" text:style-name="Internet_20_link" text:visited-style-name="Visited_20_Internet_20_Link"><text:span text:style-name="T3">http://bitbucket.org</text:span></text:a><text:span text:style-name="T3">) </text:span></text:p>
            </text:list-item>
          </text:list>
        </text:list-item>
      </text:list>
      <text:p text:style-name="P26"/>
      <text:list xml:id="list40662021" text:continue-list="list612905887090511338" text:style-name="WWNum15">
        <text:list-item>
          <text:p text:style-name="P23"><text:span text:style-name="T3">Uso de un sistema de control de versiones: </text:span></text:p>
        </text:list-item>
      </text:list>
      <text:p text:style-name="P26"/>
      <text:list xml:id="list40670222" text:continue-list="list1710149587247122114" text:style-name="WWNum14">
        <text:list-item>
          <text:list>
            <text:list-item>
              <text:p text:style-name="P24"><text:span text:style-name="T8">Gi</text:span><text:span text:style-name="T3">t (</text:span><text:a xlink:type="simple" xlink:href="http://git-scm.com/" text:style-name="Internet_20_link" text:visited-style-name="Visited_20_Internet_20_Link"><text:span text:style-name="T3">http://git-scm.com/</text:span></text:a><text:span text:style-name="T8">)</text:span></text:p>
            </text:list-item>
            <text:list-item>
              <text:p text:style-name="P24"><text:span text:style-name="T3">Mercurial (</text:span><text:a xlink:type="simple" xlink:href="http://mercurial.selenic.com/" text:style-name="Internet_20_link" text:visited-style-name="Visited_20_Internet_20_Link"><text:span text:style-name="T3">http://mercurial.selenic.com/</text:span></text:a><text:span text:style-name="T3">)</text:span></text:p>
            </text:list-item>
          </text:list>
        </text:list-item>
      </text:list>
      <text:p text:style-name="P26"/>
      <text:list xml:id="list40659815" text:continue-list="list40662021" text:style-name="WWNum15">
        <text:list-item>
          <text:p text:style-name="P23"><text:span text:style-name="T3">Uso de una metodología de desarrollo basada en pruebas/comportamiento (</text:span><text:span text:style-name="T4">No se va a realizar)</text:span></text:p>
        </text:list-item>
      </text:list>
      <text:p text:style-name="P26"/>
      <text:list xml:id="list40666230" text:continue-list="list40670222" text:style-name="WWNum14">
        <text:list-item>
          <text:list>
            <text:list-item>
              <text:p text:style-name="P24"><text:span text:style-name="T3">Test Driven Development (TDD) </text:span></text:p>
            </text:list-item>
            <text:list-item>
              <text:p text:style-name="P24"><text:span text:style-name="T3">Behaviour Driven Development (BDD)</text:span></text:p>
            </text:list-item>
          </text:list>
        </text:list-item>
      </text:list>
      <text:p text:style-name="P26"/>
      <text:list xml:id="list40651699" text:continue-list="list40659815" text:style-name="WWNum15">
        <text:list-item>
          <text:p text:style-name="P23"><text:span text:style-name="T3">Sistema de Gestión de Proyectos </text:span><text:span text:style-name="T4">(No se va a realizar)</text:span></text:p>
        </text:list-item>
      </text:list>
      <text:p text:style-name="P26"/>
      <text:list xml:id="list40644533" text:continue-list="list40666230" text:style-name="WWNum14">
        <text:list-item>
          <text:list>
            <text:list-item>
              <text:p text:style-name="P24"><text:span text:style-name="T3">SCRUM </text:span></text:p>
            </text:list-item>
            <text:list-item>
              <text:p text:style-name="P24"><text:span text:style-name="T3">Kanban </text:span></text:p>
            </text:list-item>
          </text:list>
        </text:list-item>
      </text:list>
      <text:p text:style-name="P26"/>
      <text:list xml:id="list40649650" text:continue-list="list40651699" text:style-name="WWNum15">
        <text:list-item>
          <text:p text:style-name="P23"><text:span text:style-name="T3">Se pueden utilizar otras técnicas como pair programming, etc.</text:span></text:p>
        </text:list-item>
      </text:list>
      <text:p text:style-name="P25"/>
      <text:list xml:id="list40648736" text:continue-list="list5684718704036383904" text:style-name="WWNum18">
        <text:list-item>
          <text:h text:style-name="P12" text:outline-level="2">Condiciones de la Entrega: </text:h>
        </text:list-item>
      </text:list>
      <text:p text:style-name="Standard"><text:span text:style-name="T2">Se recuerda que los alumnos deberán defender en clase de prácticas el trabajo realizado, siendo necesario que asistan ambos miembros de cada pareja de prácticas, en caso de que uno de ellos no se presente, ese alumno no será evaluado y por tanto suspenso en la convocatoria ordinaria. La nota de cada miembro es diferente en función del trabajo realizado y la defensa que se haga.</text:span></text:p>
      <text:p text:style-name="Standard"><text:span text:style-name="T2">Igualmente es necesario recordar que es necesario que la documentación entregada contenga, diseño y código fuente. En la fase de diseño deberá entregarse el diagrama de clases.</text:span></text:p>
      <text:p text:style-name="Standard"><text:span text:style-name="T2">El funcionamiento de la práctica no garantiza el aprobado de esta, se valorarán otros aspectos como la robustez y eficiencia de esta, el correcto diseño y </text:span><text:soft-page-break/><text:span text:style-name="T2">perfecta utilización de las técnicas y metodologías comentadas en clase de teoría, la documentación entregada y el cumplimiento de los requisitos definidos en el enunciado. <text:s/></text:span></text:p>
      <text:p text:style-name="Standard"><text:span text:style-name="T2">Toda esta información se subirá a través de Campus Virtual en un espacio habilitado para tal efecto, antes de la hora de la defensa para que quede constancia de la entrega. Posteriormente a esta fecha no se permitirá subir ningún otro documento. Toda la documentación deberá ir comprimida en un único archivo con extensión .rar o .zip. Preferiblemente la documentación debería ir en formato PDF y el código fuente en su correspondiente archivo .java. </text:span></text:p>
      <text:p text:style-name="Standard"><text:span text:style-name="T2">También se recuerda que el hecho, tanto de copiar una práctica como dejarla para que otros la copien, es una falta muy grave que será sancionada.</text:span></text:p>
      <text:p text:style-name="Standard"><text:span text:style-name="T2">Para facilitar la localización y corrección de los entregables, los ficheros de entrega se enviarán utilizando un nombre en el que conste el número de entregable y el número del equipo. Por ejemplo, para la práctica 6 del equipo GA1, el fichero deberá llamarse P6</text:span><text:span text:style-name="T10">‐</text:span><text:span text:style-name="T2">GA1.pdf. </text:span></text:p>
      <text:p text:style-name="Standard"><text:span text:style-name="T2">Acompañando a cada entregable se enviará un informe en el que conste el nombre de cada miembro del equipo y el porcentaje de su participación y realización para dicho entregable.</text:span></text:p>
      <text:p text:style-name="P19"/>
      <text:p text:style-name="P25"/>
      <text:p text:style-name="P21"/>
      <text:list xml:id="list40663123" text:continue-list="list813358735155554018" text:style-name="Outline">
        <text:list-item>
          <text:h text:style-name="P10" text:outline-level="1"><text:span text:style-name="T1">PARTE 1 - ESI APP STORE</text:span></text:h>
        </text:list-item>
      </text:list>
      <text:p text:style-name="P15"><text:span text:style-name="T3">En la Escuela Superior de Informática se pretender implantar una aplicación web para la gestión del software utilizado en las prácticas de laboratorio de las distintas asignaturas. </text:span></text:p>
      <text:p text:style-name="P20"/>
      <text:p text:style-name="P15"><text:span text:style-name="T3">Dicha aplicación debe cumplir los siguientes requisitos: </text:span></text:p>
      <text:p text:style-name="P20"/>
      <text:list xml:id="list40665904" text:continue-list="list40649650" text:style-name="WWNum15">
        <text:list-item>
          <text:p text:style-name="P28"><text:span text:style-name="T3">Accesible desde cualquier navegador web </text:span></text:p>
        </text:list-item>
        <text:list-item>
          <text:p text:style-name="P28"><text:span text:style-name="T3">La aplicación debe permitir la gestión de las asignaturas del plan de estudios </text:span></text:p>
        </text:list-item>
        <text:list-item>
          <text:p text:style-name="P28"><text:span text:style-name="T3">Debe haber un módulo de gestión de usuarios, en el cual se permita el acceso autenticado de los usuarios y determine el perfil o rol de cada usuario: </text:span></text:p>
        </text:list-item>
      </text:list>
      <text:list xml:id="list3606355712463922629" text:style-name="WWNum5">
        <text:list-item>
          <text:list>
            <text:list-item>
              <text:p text:style-name="P17"><text:span text:style-name="T4">Administrador</text:span><text:span text:style-name="T3">: tiene la capacidad de crear nuevos usuarios, modificar usuarios, eliminar usuarios, asignar roles, crear asignaturas, y asignar alumnos y profesores a las asignaturas </text:span></text:p>
            </text:list-item>
            <text:list-item>
              <text:p text:style-name="P17"><text:span text:style-name="T4">Profesor</text:span><text:span text:style-name="T3">: puede modificar la información de sus asignaturas y añadir y editar las instrucciones de instalación de las aplicaciones </text:span></text:p>
            </text:list-item>
            <text:list-item>
              <text:p text:style-name="P17"><text:soft-page-break/><text:span text:style-name="T4">Alumno</text:span><text:span text:style-name="T3">: puede consultar la información acerca del software de laboratorio de cada una de las asignaturas en la que está matriculado.</text:span></text:p>
            </text:list-item>
          </text:list>
        </text:list-item>
      </text:list>
      <text:p text:style-name="P20"/>
      <text:list xml:id="list40653932" text:continue-list="list40665904" text:style-name="WWNum15">
        <text:list-item>
          <text:p text:style-name="P16"><text:span text:style-name="T3">Las asignaturas deben: </text:span></text:p>
        </text:list-item>
      </text:list>
      <text:p text:style-name="P27"/>
      <text:list xml:id="list40675005" text:continue-list="list3606355712463922629" text:style-name="WWNum5">
        <text:list-item>
          <text:list>
            <text:list-item>
              <text:p text:style-name="P17"><text:span text:style-name="T3">Poder tener varios profesores responsables de ellas </text:span></text:p>
            </text:list-item>
            <text:list-item>
              <text:p text:style-name="P17"><text:span text:style-name="T3">Tener varios alumnos matriculados </text:span></text:p>
            </text:list-item>
            <text:list-item>
              <text:p text:style-name="P17"><text:span text:style-name="T3">Proporcionar información acerca del proceso de instalación de las aplicaciones </text:span></text:p>
            </text:list-item>
            <text:list-item>
              <text:p text:style-name="P17"><text:span text:style-name="T3">Soportar enlaces externos (URLs) </text:span></text:p>
            </text:list-item>
          </text:list>
        </text:list-item>
      </text:list>
      <text:p text:style-name="P20"/>
      <text:p text:style-name="P1"><text:span text:style-name="T2">Se pide implementar un sistema web que resuelva el problema propuesto.</text:span></text:p>
      <text:p text:style-name="P3"/>
      <text:list xml:id="list40651643" text:continue-list="list40663123" text:style-name="Outline">
        <text:list-item>
          <text:h text:style-name="P10" text:outline-level="1"><text:span text:style-name="T1">PARTE 2 - OPERACIONES DE MANTENIMIENTO</text:span></text:h>
        </text:list-item>
      </text:list>
      <text:p text:style-name="P15"><text:span text:style-name="T3">Tras la puesta en explotación de la ESI App Store, los clientes han encontrado ciertos problemas con el desarrollo de la acción y nos han pedido realizar diversas modificaciones. </text:span></text:p>
      <text:p text:style-name="P22"/>
      <text:p text:style-name="P15"><text:span text:style-name="T5">Mantenimiento Correctivo </text:span></text:p>
      <text:p text:style-name="P15"><text:span text:style-name="T3">El mayor problema que se ha encontrado es que el proceso de incorporación de alumnos, profesores y asignaturas es muy tedioso, para solucionar este problema, se ha propuesto la siguiente modificación: </text:span><text:span text:style-name="T7">Se desea permitir la incorporación de dichos datos mediante un fichero de texto plano en formato CSV. </text:span></text:p>
      <text:p text:style-name="P20"/>
      <text:p text:style-name="P15"><text:span text:style-name="T3">La aplicación no soporta diversos planes de estudio (grado, máster y doctorado) y </text:span><text:span text:style-name="T7">Se pide incorporar la gestión de planes de estudio</text:span><text:span text:style-name="T3">. </text:span></text:p>
      <text:p text:style-name="P20"/>
      <text:p text:style-name="P15"><text:span text:style-name="T5">[OPCIONAL] </text:span><text:span text:style-name="T3">La aplicación no permite la carga y descarga de archivos, como por ejemplo, el ejecutable del software necesario o el archivo de licencia de uso del software. </text:span><text:span text:style-name="T7">Se pide incorporar esta funcionalidad. </text:span></text:p>
      <text:p text:style-name="P22"/>
      <text:p text:style-name="P15"><text:span text:style-name="T5">Mantenimiento Perfectivo </text:span></text:p>
      <text:p text:style-name="P15"><text:span text:style-name="T3">Se desea añadir 2 nuevas funcionalidades a la aplicación: </text:span></text:p>
      <text:p text:style-name="P20"/>
      <text:list xml:id="list1774219933078948341" text:style-name="WWNum7">
        <text:list-item>
          <text:p text:style-name="P29"><text:span text:style-name="T3">[OPCIONAL] Un módulo de alertas, de tal manera que los alumnos reciban una notificación cada vez que hay un cambio en una de sus asignaturas </text:span></text:p>
        </text:list-item>
        <text:list-item>
          <text:p text:style-name="P18"><text:span text:style-name="T3">Un módulo de sugerencias, mediante el cual los alumnos pueden comunicar sugerencias, quejas y errores y que deben generar una alerta dirigida a los administradores. </text:span></text:p>
        </text:list-item>
      </text:list>
      <text:p text:style-name="P20"/>
      <text:p text:style-name="P15"><text:span text:style-name="T5">Mantenimiento Adaptativo </text:span></text:p>
      <text:p text:style-name="P15"><text:span text:style-name="T3">Otro de los deseos de los usuarios es poder contar con una interfaz “</text:span><text:span text:style-name="T6">responsive”</text:span><text:span text:style-name="T3">, es decir adaptable a diversos dispositivos móviles con distintas resoluciones, por lo que se desea que se implemente dicha interfaz. </text:span></text:p>
      <text:p text:style-name="P20"/>
      <text:p text:style-name="P15"><text:span text:style-name="T5">Mantenimiento Preventivo </text:span></text:p>
      <text:p text:style-name="P15"><text:span text:style-name="T3">En aras de mejorar la calidad del sistema y de evitar errores futuros, se pide analizar el sistema heredado y aplicar cuantas pruebas y modificaciones se consideren oportunas para mejorar la aplicación. </text:span></text:p>
      <text:p text:style-name="P3"><text:soft-page-break/></text:p>
      <text:p text:style-name="P9"/>
      <text:list xml:id="list40665373" text:continue-list="list40651643" text:style-name="Outline">
        <text:list-item>
          <text:h text:style-name="Heading_20_1" text:outline-level="1"><text:span text:style-name="T1">ANEXO 1. PUNTUACIONES CÓDIGO</text:span></text:h>
        </text:list-item>
      </text:list>
      <text:p text:style-name="Standard"><text:span text:style-name="T2">En este anexo, se encuentran la </text:span><text:bookmark-ref text:reference-format="text" text:ref-name="_Ref35840004">Error: No se encuentra la fuente de referencia</text:bookmark-ref><text:span text:style-name="T2"> la rúbrica del código fuente, donde se detallan las puntuaciones por cada apartado.</text:span><text:bookmark-start text:name="Bookmar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caption"><text:span text:style-name="T12">Tabla </text:span><text:sequence text:ref-name="refTable0" text:name="Table" text:formula="ooow:Table+1">1</text:sequence><text:bookmark-end text:name="Bookmark"/><text:span text:style-name="T12">. Rúbrica Práctica 6 y 7. Código Fuente.</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table:number-columns-spanned="4" office:value-type="string">
            <text:p text:style-name="P6"><text:span text:style-name="T16">Aspecto</text:span></text:p>
          </table:table-cell>
          <table:covered-table-cell/>
          <table:covered-table-cell/>
          <table:covered-table-cell/>
          <table:table-cell table:style-name="Tabla1.A1" table:number-columns-spanned="3" office:value-type="string">
            <text:p text:style-name="P6"><text:span text:style-name="T16">Escala de calificación de los ejercicios</text:span></text:p>
          </table:table-cell>
          <table:covered-table-cell/>
          <table:covered-table-cell/>
        </table:table-row>
        <table:table-row table:style-name="Tabla1.1">
          <table:table-cell table:style-name="Tabla1.A2" office:value-type="string">
            <text:p text:style-name="P8"/>
          </table:table-cell>
          <table:table-cell table:style-name="Tabla1.A2" office:value-type="string">
            <text:p text:style-name="P6"><text:span text:style-name="T16">Peso</text:span></text:p>
          </table:table-cell>
          <table:table-cell table:style-name="Tabla1.A2" office:value-type="string">
            <text:p text:style-name="P6"><text:span text:style-name="T16">10 excelente </text:span></text:p>
          </table:table-cell>
          <table:table-cell table:style-name="Tabla1.A2" table:number-columns-spanned="2" office:value-type="string">
            <text:p text:style-name="P6"><text:span text:style-name="T16">8 notable</text:span></text:p>
          </table:table-cell>
          <table:covered-table-cell/>
          <table:table-cell table:style-name="Tabla1.A2" office:value-type="string">
            <text:p text:style-name="P6"><text:span text:style-name="T16">6 bien</text:span></text:p>
          </table:table-cell>
          <table:table-cell table:style-name="Tabla1.A2" office:value-type="string">
            <text:p text:style-name="P6"><text:span text:style-name="T16">5 suficiente</text:span></text:p>
          </table:table-cell>
          <table:table-cell table:style-name="Tabla1.A2" table:number-columns-spanned="0" office:value-type="string">
            <text:p text:style-name="P6"><text:span text:style-name="T16">1 insuficiente</text:span></text:p>
          </table:table-cell>
        </table:table-row>
        <table:table-row table:style-name="Tabla1.1">
          <table:table-cell table:style-name="Tabla1.A3" office:value-type="string">
            <text:p text:style-name="P6"><text:span text:style-name="T11">Diseño y manipulación de</text:span><text:span text:style-name="T13"> </text:span><text:span text:style-name="T11">objetos</text:span></text:p>
          </table:table-cell>
          <table:table-cell table:style-name="Tabla1.A3" office:value-type="string">
            <text:p text:style-name="P6"><text:span text:style-name="T11">30%</text:span></text:p>
          </table:table-cell>
          <table:table-cell table:style-name="Tabla1.A3" office:value-type="string">
            <text:p text:style-name="P5"><text:span text:style-name="T11">Correcto diseño y manipulación de objetos</text:span></text:p>
          </table:table-cell>
          <table:table-cell table:style-name="Tabla1.A3" table:number-columns-spanned="2" office:value-type="string">
            <text:p text:style-name="P7"/>
          </table:table-cell>
          <table:covered-table-cell/>
          <table:table-cell table:style-name="Tabla1.A3" office:value-type="string">
            <text:p text:style-name="P5"><text:span text:style-name="T11">Uso de objetos de forma incorrecta en algunos casos</text:span></text:p>
          </table:table-cell>
          <table:table-cell table:style-name="Tabla1.A3" office:value-type="string">
            <text:p text:style-name="P7"/>
          </table:table-cell>
          <table:table-cell table:style-name="Tabla1.A3" table:number-columns-spanned="0" office:value-type="string">
            <text:p text:style-name="P5"><text:span text:style-name="T11">No diseña, ni utiliza los objetos correctamente</text:span></text:p>
          </table:table-cell>
        </table:table-row>
        <table:table-row table:style-name="Tabla1.1">
          <table:table-cell table:style-name="Tabla1.A4" office:value-type="string">
            <text:p text:style-name="P6"><text:span text:style-name="T11">Diseño y manipulación de bases de datos.</text:span></text:p>
          </table:table-cell>
          <table:table-cell table:style-name="Tabla1.A4" office:value-type="string">
            <text:p text:style-name="P6"><text:span text:style-name="T11">30%</text:span></text:p>
          </table:table-cell>
          <table:table-cell table:style-name="Tabla1.A4" office:value-type="string">
            <text:p text:style-name="P5"><text:span text:style-name="T11">Uso correcto de herencia, abstracción y polimorfismo</text:span></text:p>
          </table:table-cell>
          <table:table-cell table:style-name="Tabla1.A4" table:number-columns-spanned="2" office:value-type="string">
            <text:p text:style-name="P5"><text:span text:style-name="T11">Uso correcto en la mayoría de las situaciones</text:span></text:p>
          </table:table-cell>
          <table:covered-table-cell/>
          <table:table-cell table:style-name="Tabla1.A4" office:value-type="string">
            <text:p text:style-name="P7"/>
          </table:table-cell>
          <table:table-cell table:style-name="Tabla1.A4" office:value-type="string">
            <text:p text:style-name="P7"/>
          </table:table-cell>
          <table:table-cell table:style-name="Tabla1.A4" table:number-columns-spanned="0" office:value-type="string">
            <text:p text:style-name="P5"><text:span text:style-name="T11">Uso incorrecto de herencia, abstracción y polimorfismo</text:span></text:p>
          </table:table-cell>
        </table:table-row>
        <table:table-row table:style-name="Tabla1.1">
          <table:table-cell table:style-name="Tabla1.A3" office:value-type="string">
            <text:p text:style-name="P6"><text:span text:style-name="T11">Detección y modelado de relaciones entre</text:span><text:span text:style-name="T14"> </text:span><text:span text:style-name="T11">clases</text:span></text:p>
          </table:table-cell>
          <table:table-cell table:style-name="Tabla1.A3" office:value-type="string">
            <text:p text:style-name="P6"><text:span text:style-name="T11">10%</text:span></text:p>
          </table:table-cell>
          <table:table-cell table:style-name="Tabla1.A3" office:value-type="string">
            <text:p text:style-name="P5"><text:span text:style-name="T11">Relación correcta entre clases</text:span></text:p>
          </table:table-cell>
          <table:table-cell table:style-name="Tabla1.A3" table:number-columns-spanned="2" office:value-type="string">
            <text:p text:style-name="P7"/>
          </table:table-cell>
          <table:covered-table-cell/>
          <table:table-cell table:style-name="Tabla1.A3" office:value-type="string">
            <text:p text:style-name="P5"><text:span text:style-name="T11">Algunas clases no están bien relacionadas</text:span></text:p>
          </table:table-cell>
          <table:table-cell table:style-name="Tabla1.A3" office:value-type="string">
            <text:p text:style-name="P7"/>
          </table:table-cell>
          <table:table-cell table:style-name="Tabla1.A3" table:number-columns-spanned="0" office:value-type="string">
            <text:p text:style-name="P5"><text:span text:style-name="T11">Las clases no están bien relacionadas</text:span></text:p>
          </table:table-cell>
        </table:table-row>
        <table:table-row table:style-name="Tabla1.1">
          <table:table-cell table:style-name="Tabla1.A4" office:value-type="string">
            <text:p text:style-name="P6"><text:span text:style-name="T11">Diseño y manipulación de Excepciones </text:span></text:p>
          </table:table-cell>
          <table:table-cell table:style-name="Tabla1.A4" office:value-type="string">
            <text:p text:style-name="P6"><text:span text:style-name="T11">5%</text:span></text:p>
          </table:table-cell>
          <table:table-cell table:style-name="Tabla1.A4" office:value-type="string">
            <text:p text:style-name="P5"><text:span text:style-name="T11">Correcto diseño y manipulación de excepciones</text:span></text:p>
          </table:table-cell>
          <table:table-cell table:style-name="Tabla1.A4" table:number-columns-spanned="2" office:value-type="string">
            <text:p text:style-name="P5"><text:span text:style-name="T11">Correcta manipulación de excepciones, </text:span><text:soft-page-break/><text:span text:style-name="T11">pero problemas en su diseño</text:span></text:p>
          </table:table-cell>
          <table:covered-table-cell/>
          <table:table-cell table:style-name="Tabla1.A4" office:value-type="string">
            <text:p text:style-name="P5"><text:span text:style-name="T11">Uso de excepciones de forma incorrecta </text:span><text:soft-page-break/><text:span text:style-name="T11">en algunos casos</text:span></text:p>
          </table:table-cell>
          <table:table-cell table:style-name="Tabla1.A4" office:value-type="string">
            <text:p text:style-name="P7"/>
          </table:table-cell>
          <table:table-cell table:style-name="Tabla1.A4" table:number-columns-spanned="0" office:value-type="string">
            <text:p text:style-name="P5"><text:span text:style-name="T11">No diseña, ni utiliza las excepciones correctamente</text:span></text:p>
          </table:table-cell>
        </table:table-row>
        <table:table-row table:style-name="Tabla1.1">
          <table:table-cell table:style-name="Tabla1.A3" office:value-type="string">
            <text:p text:style-name="P6"><text:span text:style-name="T11">Diseño y manipulación de interfaces </text:span></text:p>
          </table:table-cell>
          <table:table-cell table:style-name="Tabla1.A3" office:value-type="string">
            <text:p text:style-name="P6"><text:span text:style-name="T11">5%</text:span></text:p>
          </table:table-cell>
          <table:table-cell table:style-name="Tabla1.A3" office:value-type="string">
            <text:p text:style-name="P5"><text:span text:style-name="T11">Correcto diseño y manipulación de interfaces</text:span></text:p>
          </table:table-cell>
          <table:table-cell table:style-name="Tabla1.A3" table:number-columns-spanned="2" office:value-type="string">
            <text:p text:style-name="P7"/>
          </table:table-cell>
          <table:covered-table-cell/>
          <table:table-cell table:style-name="Tabla1.A3" office:value-type="string">
            <text:p text:style-name="P7"/>
          </table:table-cell>
          <table:table-cell table:style-name="Tabla1.A3" office:value-type="string">
            <text:p text:style-name="P7"/>
          </table:table-cell>
          <table:table-cell table:style-name="Tabla1.A3" table:number-columns-spanned="0" office:value-type="string">
            <text:p text:style-name="P5"><text:span text:style-name="T11">No diseña, ni utiliza los interfaces correctamente</text:span></text:p>
          </table:table-cell>
        </table:table-row>
        <table:table-row table:style-name="Tabla1.1">
          <table:table-cell table:style-name="Tabla1.A4" office:value-type="string">
            <text:p text:style-name="P6"><text:span text:style-name="T11">Correcto uso de modificadores de</text:span><text:span text:style-name="T15"> </text:span><text:span text:style-name="T11">visibilidad</text:span></text:p>
          </table:table-cell>
          <table:table-cell table:style-name="Tabla1.A4" office:value-type="string">
            <text:p text:style-name="P6"><text:span text:style-name="T11">2,5%</text:span></text:p>
          </table:table-cell>
          <table:table-cell table:style-name="Tabla1.A4" office:value-type="string">
            <text:p text:style-name="P5"><text:span text:style-name="T11">Correcto diseño y manipulación de modificadores</text:span></text:p>
          </table:table-cell>
          <table:table-cell table:style-name="Tabla1.A4" table:number-columns-spanned="2" office:value-type="string">
            <text:p text:style-name="P7"/>
          </table:table-cell>
          <table:covered-table-cell/>
          <table:table-cell table:style-name="Tabla1.A4" office:value-type="string">
            <text:p text:style-name="P7"/>
          </table:table-cell>
          <table:table-cell table:style-name="Tabla1.A4" office:value-type="string">
            <text:p text:style-name="P7"/>
          </table:table-cell>
          <table:table-cell table:style-name="Tabla1.A4" table:number-columns-spanned="0" office:value-type="string">
            <text:p text:style-name="P5"><text:span text:style-name="T11">No diseña, ni utiliza los modificadores correctamente</text:span></text:p>
          </table:table-cell>
        </table:table-row>
        <table:table-row table:style-name="Tabla1.1">
          <table:table-cell table:style-name="Tabla1.A3" office:value-type="string">
            <text:p text:style-name="P6"><text:span text:style-name="T11">Correcto uso de métodos sobrecargados</text:span></text:p>
          </table:table-cell>
          <table:table-cell table:style-name="Tabla1.A3" office:value-type="string">
            <text:p text:style-name="P6"><text:span text:style-name="T11">2,5%</text:span></text:p>
          </table:table-cell>
          <table:table-cell table:style-name="Tabla1.A3" office:value-type="string">
            <text:p text:style-name="P5"><text:span text:style-name="T11">Correcto diseño y uso de métodos sobrecargados</text:span></text:p>
          </table:table-cell>
          <table:table-cell table:style-name="Tabla1.A3" table:number-columns-spanned="2" office:value-type="string">
            <text:p text:style-name="P7"/>
          </table:table-cell>
          <table:covered-table-cell/>
          <table:table-cell table:style-name="Tabla1.A3" office:value-type="string">
            <text:p text:style-name="P7"/>
          </table:table-cell>
          <table:table-cell table:style-name="Tabla1.A3" office:value-type="string">
            <text:p text:style-name="P7"/>
          </table:table-cell>
          <table:table-cell table:style-name="Tabla1.A3" table:number-columns-spanned="0" office:value-type="string">
            <text:p text:style-name="P5"><text:span text:style-name="T11">Incorrecto diseño y uso de métodos sobrecargados</text:span></text:p>
          </table:table-cell>
        </table:table-row>
        <table:table-row table:style-name="Tabla1.1">
          <table:table-cell table:style-name="Tabla1.A4" office:value-type="string">
            <text:p text:style-name="P6"><text:span text:style-name="T11">Aplicación de todos los conocimientos sobre programación aprendidos hasta el momento</text:span></text:p>
          </table:table-cell>
          <table:table-cell table:style-name="Tabla1.A4" office:value-type="string">
            <text:p text:style-name="P6"><text:span text:style-name="T11">10%</text:span></text:p>
          </table:table-cell>
          <table:table-cell table:style-name="Tabla1.A4" office:value-type="string">
            <text:p text:style-name="P5"><text:span text:style-name="T11">Utiliza correctamente los conocimientos adquiridos anteriormente</text:span></text:p>
          </table:table-cell>
          <table:table-cell table:style-name="Tabla1.A4" table:number-columns-spanned="2" office:value-type="string">
            <text:p text:style-name="P5"><text:span text:style-name="T11">Utiliza correctamente los conocimientos adquiridos anteriormente en la mayoría de casos</text:span></text:p>
          </table:table-cell>
          <table:covered-table-cell/>
          <table:table-cell table:style-name="Tabla1.A4" office:value-type="string">
            <text:p text:style-name="P5"><text:span text:style-name="T11">Utiliza correctamente los conocimientos adquiridos anteriormente en algunos de casos</text:span></text:p>
          </table:table-cell>
          <table:table-cell table:style-name="Tabla1.A4" office:value-type="string">
            <text:p text:style-name="P7"/>
          </table:table-cell>
          <table:table-cell table:style-name="Tabla1.A4" table:number-columns-spanned="0" office:value-type="string">
            <text:p text:style-name="P5"><text:span text:style-name="T11">No utiliza correctamente los conocimientos adquiridos anteriormente</text:span></text:p>
          </table:table-cell>
        </table:table-row>
        <table:table-row table:style-name="Tabla1.1">
          <table:table-cell table:style-name="Tabla1.A3" office:value-type="string">
            <text:p text:style-name="P6"><text:span text:style-name="T11">Uso de patrones de desarrollo</text:span></text:p>
          </table:table-cell>
          <table:table-cell table:style-name="Tabla1.A3" office:value-type="string">
            <text:p text:style-name="P6"><text:span text:style-name="T11">5%</text:span></text:p>
          </table:table-cell>
          <table:table-cell table:style-name="Tabla1.A3" office:value-type="string">
            <text:p text:style-name="P6"><text:span text:style-name="T11">Uso correcto</text:span></text:p>
          </table:table-cell>
          <table:table-cell table:style-name="Tabla1.A3" table:number-columns-spanned="2" office:value-type="string">
            <text:p text:style-name="P7"/>
          </table:table-cell>
          <table:covered-table-cell/>
          <table:table-cell table:style-name="Tabla1.A3" office:value-type="string">
            <text:p text:style-name="P7"/>
          </table:table-cell>
          <table:table-cell table:style-name="Tabla1.A3" office:value-type="string">
            <text:p text:style-name="P7"/>
          </table:table-cell>
          <table:table-cell table:style-name="Tabla1.A3" table:number-columns-spanned="0" office:value-type="string">
            <text:p text:style-name="P5"><text:span text:style-name="T11">Uso incorrecto</text:span></text:p>
          </table:table-cell>
        </table:table-row>
        <table:table-row table:style-name="Tabla1.1">
          <table:table-cell table:style-name="Tabla1.A4" office:value-type="string">
            <text:p text:style-name="P6"><text:span text:style-name="T11">Claridad del código fuente</text:span></text:p>
          </table:table-cell>
          <table:table-cell table:style-name="Tabla1.A4" office:value-type="string">
            <text:p text:style-name="P6"><text:span text:style-name="T17">-10%</text:span></text:p>
          </table:table-cell>
          <table:table-cell table:style-name="Tabla1.A4" office:value-type="string">
            <text:p text:style-name="P5"><text:span text:style-name="T11">El código no está bien estructurado, ni hace uso de comentarios</text:span></text:p>
          </table:table-cell>
          <table:table-cell table:style-name="Tabla1.A4" table:number-columns-spanned="2" office:value-type="string">
            <text:p text:style-name="P5"><text:span text:style-name="T11">El código no está bien estructurado o no se hace uso de comentarios</text:span></text:p>
          </table:table-cell>
          <table:covered-table-cell/>
          <table:table-cell table:style-name="Tabla1.A4" office:value-type="string">
            <text:p text:style-name="P7"/>
          </table:table-cell>
          <table:table-cell table:style-name="Tabla1.A4" office:value-type="string">
            <text:p text:style-name="P5"><text:span text:style-name="T11">El código fuente no es del todo claro y hace uso de comentarios irrelevantes</text:span></text:p>
          </table:table-cell>
          <table:table-cell table:style-name="Tabla1.A4" table:number-columns-spanned="0" office:value-type="string">
            <text:p text:style-name="P5"><text:span text:style-name="T11">El código fuente es claro y hace uso de comentarios descriptivos</text:span></text:p>
          </table:table-cell>
        </table:table-row>
      </table:table>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text-align="justify" style:justify-single-word="false" fo:orphans="2" fo:widows="2" style:writing-mode="lr-tb"/>
      <style:text-properties style:use-window-font-color="true" style:font-name="Arial1"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cm" fo:line-height="100%" fo:text-align="start" style:justify-single-word="false" fo:orphans="0" fo:widows="0"/>
      <style:text-properties fo:language="gl" fo:country="ES" style:font-name-asian="Calibri1" style:language-asian="gl" style:country-asian="ES" style:font-name-complex="Times New Roma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cm" fo:margin-bottom="0.423cm" fo:keep-together="always" fo:keep-with-next="always"/>
      <style:text-properties fo:text-transform="uppercase" fo:font-weight="bold"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cm" fo:margin-bottom="0.071cm" fo:keep-together="always" fo:keep-with-next="always"/>
      <style:text-properties fo:font-weight="bold" style:font-weight-asian="bold" style:font-name-complex="F"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fo:color="#000000" style:font-name-asian="Calibri1" style:language-asian="es" style:country-asian="ES" style:font-name-complex="Calibri1"/>
    </style:style>
    <style:style style:name="caption" style:family="paragraph" style:parent-style-name="Standard" style:default-outline-level="" style:list-style-name="">
      <style:paragraph-properties fo:margin-top="0cm" fo:margin-bottom="0.353cm" fo:line-height="100%" fo:text-align="center" style:justify-single-word="false" fo:keep-with-next="always"/>
      <style:text-properties style:font-name-asian="Times New Roman" style:language-asian="es" style:country-asian="ES" style:font-name-complex="Times New Roman" style:font-size-complex="10pt"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Mención_20_sin_20_resolver1" style:display-name="Mención sin resolver1" style:family="text" style:parent-style-name="Default_20_Paragraph_20_Font">
      <style:text-properties fo:color="#605e5c"/>
    </style:style>
    <style:style style:name="Título_20_1_20_Car" style:display-name="Título 1 Car" style:family="text" style:parent-style-name="Default_20_Paragraph_20_Font">
      <style:text-properties fo:text-transform="uppercase" style:font-name="Arial1" fo:font-size="12pt" fo:font-weight="bold" style:font-size-asian="12pt" style:font-weight-asian="bold" style:font-name-complex="F" style:font-size-complex="16pt"/>
    </style:style>
    <style:style style:name="Título_20_2_20_Car" style:display-name="Título 2 Car" style:family="text" style:parent-style-name="Default_20_Paragraph_20_Font">
      <style:text-properties style:font-name="Arial1" fo:font-size="12pt" fo:font-weight="bold" style:font-size-asian="12pt" style:font-weight-asian="bold" style:font-name-complex="F" style:font-size-complex="13pt"/>
    </style:style>
    <style:style style:name="Texto_20_independiente_20_Car" style:display-name="Texto independiente Car" style:family="text" style:parent-style-name="Default_20_Paragraph_20_Font">
      <style:text-properties style:font-name="Arial1" fo:font-size="12pt" fo:language="gl" fo:country="ES" style:font-name-asian="Calibri1" style:font-size-asian="12pt" style:language-asian="gl" style:country-asian="ES" style:font-name-complex="Times New Roman"/>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style:font-name-complex="Arial3"/>
    </style:style>
    <style:style style:name="ListLabel_20_4" style:display-name="ListLabel 4" style:family="text">
      <style:text-properties style:font-name-asian="Calibri1" style:font-name-complex="Arial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O MARUGÁN CANCIO</meta:initial-creator>
    <dc:creator>Elrecoal </dc:creator>
    <meta:editing-cycles>20</meta:editing-cycles>
    <meta:creation-date>2020-01-20T10:11:00</meta:creation-date>
    <dc:date>2024-01-29T20:40:39.56</dc:date>
    <meta:editing-duration>PT9M3S</meta:editing-duration>
    <meta:generator>OpenOffice/4.1.14$Win32 OpenOffice.org_project/4114m1$Build-9811</meta:generator>
    <meta:document-statistic meta:table-count="1" meta:image-count="0" meta:object-count="0" meta:page-count="5" meta:paragraph-count="120" meta:word-count="1319" meta:character-count="83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